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c707" officeooo:paragraph-rsid="001ec707"/>
    </style:style>
    <style:style style:name="P2" style:family="paragraph" style:parent-style-name="Standard">
      <style:text-properties officeooo:rsid="001efe54" officeooo:paragraph-rsid="001efe54"/>
    </style:style>
    <style:style style:name="P3" style:family="paragraph" style:parent-style-name="Standard">
      <style:text-properties officeooo:rsid="001f49a7" officeooo:paragraph-rsid="001f49a7"/>
    </style:style>
    <style:style style:name="P4" style:family="paragraph" style:parent-style-name="Standard">
      <style:text-properties officeooo:rsid="001f7089" officeooo:paragraph-rsid="001f70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 informação passada não vem acompanhada de classes</text:p>
      <text:p text:style-name="P1">a técnica precisa identificar o padrão e separar por grupos.</text:p>
      <text:p text:style-name="P1"/>
      <text:p text:style-name="P1">Passa por treinamento de acordo com a técnica e formar um modelo.</text:p>
      <text:p text:style-name="P1"/>
      <text:p text:style-name="P2">Técnicas de classificação:</text:p>
      <text:p text:style-name="P2"/>
      <text:p text:style-name="P2">(Supervisionado =&gt; Classificação)</text:p>
      <text:p text:style-name="P2"/>
      <text:p text:style-name="P2"/>
      <text:p text:style-name="P2"/>
      <text:p text:style-name="P2">→ dados </text:p>
      <text:p text:style-name="P2">→ pré-processamento </text:p>
      <text:p text:style-name="P2">→ conj&gt; treinamento / conj. teste</text:p>
      <text:p text:style-name="P2">→ treinamento de modelo </text:p>
      <text:p text:style-name="P2">→ teste de modelo </text:p>
      <text:p text:style-name="P2">→ avaliação de desempenho</text:p>
      <text:p text:style-name="P2"/>
      <text:p text:style-name="P3">k-NN (k-Nearest Neighbors)</text:p>
      <text:p text:style-name="P3">resolve problemas de classificação e regressão</text:p>
      <text:p text:style-name="P3"/>
      <text:p text:style-name="P3">Hiperparametros;</text:p>
      <text:p text:style-name="P3">° metrica de distância</text:p>
      <text:p text:style-name="P3"><text:tab/>° (Ex: Distancia euclidiana, distancia de hamming, distancia de manhattan)</text:p>
      <text:p text:style-name="P3">°k-valor (Ex: 1,3,5,7…) </text:p>
      <text:p text:style-name="P4">principais passos:</text:p>
      <text:p text:style-name="P4"/>
      <text:p text:style-name="P4">1 → Procurar a fonte dos dados</text:p>
      <text:p text:style-name="P4">1 - qual o contexto?</text:p>
      <text:p text:style-name="P4">2 – quais as informações e como elas estão organizadas;</text:p>
      <text:p text:style-name="P4">3- quantidade de amostras;</text:p>
      <text:p text:style-name="P4"/>
      <text:p text:style-name="P4"/>
      <text:p text:style-name="P4">2→ Análise exploratória dos dados</text:p>
      <text:p text:style-name="P4">1 - <text:s/>Utilizando dos modulos numpy statistics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6T22:21:41.622000000</dc:date>
    <meta:editing-duration>PT1H9M55S</meta:editing-duration>
    <meta:editing-cycles>1</meta:editing-cycles>
    <meta:document-statistic meta:table-count="0" meta:image-count="0" meta:object-count="0" meta:page-count="1" meta:paragraph-count="24" meta:word-count="124" meta:character-count="802" meta:non-whitespace-character-count="694"/>
    <meta:generator>LibreOffice/7.3.2.2$Windows_X86_64 LibreOffice_project/49f2b1bff42cfccbd8f788c8dc32c1c309559be0</meta:generator>
  </office:meta>
</office:document-meta>
</file>